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002b" officeooo:paragraph-rsid="000000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P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23:26:34.481818907</meta:creation-date>
    <dc:date>2020-11-20T23:28:33.178649029</dc:date>
    <meta:editing-duration>PT2M39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6.4.6.2$Linux_X86_64 LibreOffice_project/40$Build-2</meta:generator>
  </office:meta>
</office:document-meta>
</file>